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4.2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 table:number-rows-repeated="290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42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1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87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0480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___Exemp" calcext:value-type="string">
            <text:p>___Exemp</text:p>
          </table:table-cell>
          <table:table-cell table:formula="of:=[.$B$1]&amp;[.A2]&amp;[.$C$1]" office:value-type="string" office:string-value="https://reader.izneo.com/read/___Exemp[00000:99999]/13" calcext:value-type="string">
            <text:p>https://reader.izneo.com/read/___Exemp[00000:99999]/13</text:p>
          </table:table-cell>
          <table:table-cell table:style-name="ce4" office:value-type="string" calcext:value-type="string">
            <text:p><text:a xlink:href="http://reader.izneo.com/read/___Exemple" xlink:type="simple">http://reader.izneo.com/read/___Exemple</text:a>___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0121" calcext:value-type="string">
            <text:p>9782012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4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5];30;8)" office:value-type="string" office:string-value="97823591" calcext:value-type="string">
            <text:p>97823591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6];30;8)" office:value-type="string" office:string-value="97823657" calcext:value-type="string">
            <text:p>9782365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7];30;8)" office:value-type="string" office:string-value="97823698" calcext:value-type="string">
            <text:p>97823698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8];30;8)" office:value-type="string" office:string-value="97824130" calcext:value-type="string">
            <text:p>97824130</text:p>
          </table:table-cell>
          <table:table-cell office:value-type="string" calcext:value-type="string">
            <text:p>A lister</text:p>
          </table:table-cell>
          <table:table-cell office:value-type="string" calcext:value-type="string">
            <text:p>http://reader.izneo.com/read/9782413008279?exiturl=https://www.izneo.com/fr/a-paraitre</text:p>
          </table:table-cell>
        </table:table-row>
        <table:table-row table:style-name="ro1">
          <table:table-cell table:formula="of:=MID([.C9];30;8)" office:value-type="string" office:string-value="97825050" calcext:value-type="string">
            <text:p>97825050</text:p>
          </table:table-cell>
          <table:table-cell office:value-type="string" calcext:value-type="string">
            <text:p>En telechargement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10];30;8)" office:value-type="string" office:string-value="97827316" calcext:value-type="string">
            <text:p>97827316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11];30;8)" office:value-type="string" office:string-value="97827459" calcext:value-type="string">
            <text:p>97827459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2];30;8)" office:value-type="string" office:string-value="97827470" calcext:value-type="string">
            <text:p>97827470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3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4];30;8)" office:value-type="string" office:string-value="97828036" calcext:value-type="string">
            <text:p>97828036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5];30;8)" office:value-type="string" office:string-value="97828189" calcext:value-type="string">
            <text:p>97828189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6];30;8)" office:value-type="string" office:string-value="97828222" calcext:value-type="string">
            <text:p>97828222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7];30;8)" office:value-type="string" office:string-value="97828709" calcext:value-type="string">
            <text:p>97828709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8];30;8)" office:value-type="string" office:string-value="97828712" calcext:value-type="string">
            <text:p>97828712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9];30;8)" office:value-type="string" office:string-value="97828847" calcext:value-type="string">
            <text:p>9782884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20];30;8)" office:value-type="string" office:string-value="97829084" calcext:value-type="string">
            <text:p>97829084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21];30;8)" office:value-type="string" office:string-value="97829127" calcext:value-type="string">
            <text:p>9782912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  <table:table-row table:style-name="ro1">
          <table:table-cell table:formula="of:=MID([.C22];30;8)" office:value-type="string" office:string-value="97829167" calcext:value-type="string">
            <text:p>97829167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82916739236?exiturl=https://orange.izneo.com:443/fr/evenement/286</text:p>
          </table:table-cell>
        </table:table-row>
        <table:table-row table:style-name="ro1">
          <table:table-cell table:formula="of:=MID([.C23];30;8)" office:value-type="string" office:string-value="97910268" calcext:value-type="string">
            <text:p>97910268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91026810452?exiturl=https://www.izneo.com/fr/abo/catalogue</text:p>
          </table:table-cell>
        </table:table-row>
        <table:table-row table:style-name="ro1">
          <table:table-cell table:formula="of:=MID([.C24];30;8)" office:value-type="string" office:string-value="97910335" calcext:value-type="string">
            <text:p>97910335</text:p>
          </table:table-cell>
          <table:table-cell office:value-type="string" calcext:value-type="string">
            <text:p>A classer</text:p>
          </table:table-cell>
          <table:table-cell office:value-type="string" calcext:value-type="string">
            <text:p>http://reader.izneo.com/read/9791033503781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8">
          <table:table-cell/>
          <table:table-cell table:style-name="Default"/>
          <table:table-cell table:style-name="ce5"/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2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4" table:style-name="ta1">
        <table:table-column table:style-name="co3" table:default-cell-style-name="Default"/>
        <table:table-column table:style-name="co7" table:default-cell-style-name="ce1"/>
        <table:table-row table:style-name="ro1" table:number-rows-repeated="22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Listes à parcourir'.A4:'Listes à parcourir'.C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  <table:database-range table:name="__Anonymous_Sheet_DB__3" table:target-range-address="Feuille4.B1:Feuille4.B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3:15:50.013385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8-03-14T15:12:32.517690400</dc:date>
    <meta:editing-duration>P15DT9H25M31S</meta:editing-duration>
    <meta:editing-cycles>311</meta:editing-cycles>
    <meta:generator>LibreOffice/5.0.3.2$Linux_X86_64 LibreOffice_project/00m0$Build-2</meta:generator>
    <dc:creator>Froum </dc:creator>
    <meta:document-statistic meta:table-count="4" meta:cell-count="79" meta:object-count="0"/>
  </office:meta>
</office:document-meta>
</file>